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8950" officeooo:paragraph-rsid="001d4a66"/>
    </style:style>
    <style:style style:name="P2" style:family="paragraph" style:parent-style-name="Standard">
      <style:text-properties style:font-name="Arial" officeooo:rsid="00198950" officeooo:paragraph-rsid="001f32c3"/>
    </style:style>
    <style:style style:name="P3" style:family="paragraph" style:parent-style-name="Standard">
      <style:text-properties style:font-name="Arial" officeooo:rsid="00198950" officeooo:paragraph-rsid="00205b01"/>
    </style:style>
    <style:style style:name="P4" style:family="paragraph" style:parent-style-name="Standard">
      <style:text-properties style:font-name="Arial" officeooo:rsid="00222b7b" officeooo:paragraph-rsid="00222b7b"/>
    </style:style>
    <style:style style:name="P5" style:family="paragraph" style:parent-style-name="Standard">
      <style:text-properties style:font-name="Arial" fo:font-weight="bold" officeooo:rsid="00222b7b" officeooo:paragraph-rsid="00222b7b" style:font-weight-asian="bold" style:font-weight-complex="bold"/>
    </style:style>
    <style:style style:name="P6" style:family="paragraph" style:parent-style-name="Standard">
      <style:text-properties style:font-name="Arial" fo:font-weight="bold" officeooo:rsid="0023d80d" officeooo:paragraph-rsid="0023d80d" style:font-weight-asian="bold" style:font-weight-complex="bold"/>
    </style:style>
    <style:style style:name="P7" style:family="paragraph" style:parent-style-name="Standard">
      <style:text-properties style:font-name="Arial" fo:font-weight="bold" officeooo:rsid="00269268" officeooo:paragraph-rsid="00269268" style:font-weight-asian="bold" style:font-weight-complex="bold"/>
    </style:style>
    <style:style style:name="P8" style:family="paragraph" style:parent-style-name="Standard">
      <style:text-properties style:font-name="Arial" fo:font-weight="bold" officeooo:rsid="0029e56e" officeooo:paragraph-rsid="0029e56e" style:font-weight-asian="bold" style:font-weight-complex="bold"/>
    </style:style>
    <style:style style:name="P9" style:family="paragraph" style:parent-style-name="Standard">
      <style:text-properties style:font-name="Arial" fo:font-weight="normal" officeooo:rsid="00222b7b" officeooo:paragraph-rsid="00222b7b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3d80d" officeooo:paragraph-rsid="0023d80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69268" officeooo:paragraph-rsid="00269268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88156" officeooo:paragraph-rsid="00288156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29e56e" officeooo:paragraph-rsid="0029e56e" style:font-weight-asian="normal" style:font-weight-complex="normal"/>
    </style:style>
    <style:style style:name="P14" style:family="paragraph" style:parent-style-name="Standard">
      <style:text-properties style:font-name="Arial" officeooo:rsid="0023d80d" officeooo:paragraph-rsid="0023d80d"/>
    </style:style>
    <style:style style:name="P15" style:family="paragraph" style:parent-style-name="Standard">
      <style:text-properties style:font-name="Arial" fo:language="en" fo:country="US" fo:font-weight="bold" officeooo:rsid="0025bad6" officeooo:paragraph-rsid="0025bad6" style:font-weight-asian="bold" style:font-weight-complex="bold"/>
    </style:style>
    <style:style style:name="P16" style:family="paragraph" style:parent-style-name="Standard">
      <style:text-properties style:font-name="Arial" fo:language="en" fo:country="US" fo:font-weight="normal" officeooo:rsid="0025bad6" officeooo:paragraph-rsid="0025bad6" style:font-weight-asian="normal" style:font-weight-complex="normal"/>
    </style:style>
    <style:style style:name="T1" style:family="text">
      <style:text-properties style:font-name="Arial" officeooo:rsid="0023d80d"/>
    </style:style>
    <style:style style:name="T2" style:family="text">
      <style:text-properties officeooo:rsid="001d4a66"/>
    </style:style>
    <style:style style:name="T3" style:family="text">
      <style:text-properties fo:font-weight="bold"/>
    </style:style>
    <style:style style:name="T4" style:family="text">
      <style:text-properties officeooo:rsid="00205b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3">ACCESS TO SITE</text:span><text:line-break/><text:line-break/>Module displaying a warning page and conditions before entering the site.<text:line-break/>Module MODULESing access to the shop and to the newsletter subscription.<text:line-break/>Module to MODULES and redirect certain IP addresses<text:line-break/><text:line-break/><text:span text:style-name="T3">NAVIGATION BAR</text:span><text:line-break/><text:line-break/>Horizontal navigation bar.<text:line-break/>Navigation bar type sliding mootools.<text:line-break/><text:line-break/><text:span text:style-name="T3">CATEGORIES, MENU</text:span><text:line-break/><text:line-break/>VERTICAL MENU<text:line-break/></text:p>
      <text:p text:style-name="P1">Vertical drop down menu.<text:line-break/>Vertical sliding menu.<text:line-break/>Displays a vertical menu that unfolds like an accordion.<text:line-break/>Menu configurable in the admin module.<text:line-break/><text:line-break/>HORIZONTAL MENU<text:line-break/></text:p>
      <text:p text:style-name="P1">Module displaying categories as a menu based on jQuery Droppy.<text:line-break/>Css horizontal drop down menu.<text:line-break/>Css horizontal menu.<text:line-break/>Module to have a horizontal menu categories.<text:line-break/>Module displaying categories in the center of the homepage.<text:line-break/><text:line-break/><text:span text:style-name="T3">EDITORIAL</text:span><text:line-break/><text:line-break/>Module displaying a Youtube video to replace the image module editorial.<text:line-break/><text:line-break/><text:span text:style-name="T3">CAROUSSEL AND SLIDESHOWS</text:span><text:line-break/><text:line-break/>Editorial Module modified for display instead of the image slideshows<text:line-break/>Module displays an image gallery<text:line-break/>Module scrolling gallery product home page<text:line-break/>Module displaying a carousel of images as a slideshow<text:line-break/>Modules slideshow settings in the admin (multilingual text and images)<text:line-break/>Module to display a random image slider according to the category.<text:line-break/>Module displays a slideshow<text:line-break/><text:line-break/><text:span text:style-name="T3">KEY PRODUCTS</text:span><text:line-break/><text:line-break/>Module Products headlights with magnification of the image overview.<text:line-break/>Allows you to choose the type of sort for the display of key products, choice of price display and buttons.<text:line-break/>Displays quirky way of leading products in all objects or class.<text:line-break/>Module displaying featured products or new products with a slide show based on Start / Stop Slider.<text:line-break/><text:line-break/><text:soft-page-break/><text:span text:style-name="T3">FOOTER</text:span><text:line-break/><text:line-break/>Module allows the addition of images and html code in the footer.<text:line-break/><text:line-break/><text:span text:style-name="T3">HEADER</text:span><text:line-break/><text:line-break/>Module to add content without editing the header file header.t<text:span text:style-name="T2">t</text:span>.<text:line-break/><text:line-break/><text:span text:style-name="T3">POP UP</text:span><text:line-break/><text:line-break/>Module displaying a popup based on the script for jQuery jGrowl.<text:line-break/><text:line-break/><text:span text:style-name="T3">PAGE PEEL</text:span><text:line-break/><text:line-break/>Module displaying a page peel effect on the simple upper right edge.<text:line-break/><text:line-break/><text:line-break/><text:span text:style-name="T3"> FOREIGN LANGUAGES</text:span><text:line-break/><text:line-break/>Module displaying a MODULES with languages and currencies menu.<text:line-break/>Module displaying the choice of language in the form of flags down.<text:line-break/>Module displaying currency in the form of menu.<text:line-break/><text:line-break/><text:span text:style-name="T3">MANUFACTURERS</text:span><text:line-break/><text:line-break/>Module manufacturers modified to display the image of the manufacturer.<text:line-break/><text:line-break/><text:span text:style-name="T3">HTML</text:span><text:line-break/><text:line-break/>Allows inserting html code in a MODULES.<text:line-break/><text:line-break/><text:span text:style-name="T3">INFO</text:span><text:line-break/><text:line-break/>Module to display a menu of other links on the cms you have created.<text:line-break/>+ Module hack to display and sort the links of CMS.<text:line-break/><text:line-break/><text:span text:style-name="T3">LINKS</text:span><text:line-break/><text:line-break/>Module modified to display different links depending on the language.<text:line-break/><text:line-break/><text:span text:style-name="T3">LOGO OF PAYMENT</text:span><text:line-break/><text:line-break/>Module to select via the administration section number associated CMS.<text:line-break/><text:line-break/><text:span text:style-name="T3">MY ACCOUNT</text:span><text:line-break/><text:line-break/>Module modified to display a box to enter login and password if the user is offline.<text:line-break/><text:line-break/><text:span text:style-name="T3">NEWSLETTER</text:span><text:line-break/><text:line-break/>Newsletter Module modified to add a text from the admin.<text:line-break/>Module changed with option to not appear if the user is already registered.<text:line-break/><text:soft-page-break/><text:line-break/><text:span text:style-name="T3">NEW PRODUCTS</text:span><text:line-break/><text:line-break/>Module changed with option to not appear if no new products.<text:line-break/>Displays a MODULES with promotional images superimposed.<text:line-break/><text:line-break/><text:span text:style-name="T3">PROMOTION PACK</text:span><text:line-break/><text:line-break/>Displays a MODULES with a promotion vertical carousel<text:line-break/>+ Adjustment for new products by Legh.<text:line-break/>Module MODULES specials changed with option to not appear if no promotion.<text:line-break/>MODULES with countdown for promotion.<text:line-break/><text:line-break/><text:span text:style-name="T3">ADVERTISING</text:span><text:line-break/><text:line-break/>Module to configure ad space in several locations.<text:line-break/>Advertising module modified to display the image in a MODULES.<text:line-break/>Module displaying advertisements so quirky.<text:line-break/>Management module wrapping advertisements page.<text:line-break/><text:line-break/><text:span text:style-name="T3">SEARCH</text:span><text:line-break/></text:p>
      <text:p text:style-name="P2">Module search changed to Advanced Search.<text:line-break/>Add suggestions for research.<text:line-break/>Module allowing research on choice (home, manufacturers, tag).<text:line-break/>Module search modified to be placed in footer.<text:line-break/>Module allows you to search by attribute.<text:line-break/><text:line-break/><text:span text:style-name="T3">RSS</text:span><text:line-break/><text:line-break/>Module displaying icons and links to social sites.<text:line-break/><text:line-break/><text:span text:style-name="T3">SUPPORT ONLINE</text:span><text:line-break/><text:line-break/>Adds a contact MODULES Skype.<text:line-break/>Module ID showing the status of Yahoo employees on your site.<text:line-break/>Module displaying a MODULES MSN Messenger chat.<text:line-break/>Online Support with Help Center Live.<text:line-break/>MODULES online support.<text:line-break/><text:line-break/><text:span text:style-name="T3">TAG</text:span><text:line-break/><text:line-break/>Module displays a menu with tags.<text:line-break/>Module displaying a MODULES tag cloud flash based on WP-Cumulus.<text:line-break/><text:line-break/><text:span text:style-name="T3">USER</text:span><text:line-break/><text:line-break/>Module displaying a MODULES with user info, login.<text:line-break/><text:line-break/><text:span text:style-name="T3">VARIOUS MODULESS</text:span><text:line-break/><text:line-break/>Module displaying a MODULES with Google Map.<text:line-break/><text:soft-page-break/>Module displaying a MODULES with Google Translate for translation. Do not allow the buying process.<text:line-break/>Displays a MODULES allowing the visitor to choose the topic they wish.<text:line-break/>Displays a MODULES with information about visitors: number of connected IP ...<text:line-break/>Module displaying a MODULES with a counter.<text:line-break/>Module displaying a MODULES with an opportunity to vote and display the results of voting.<text:line-break/>Module to display a widget Twitter Connect.<text:line-break/>Displays columns or footer in a small bar with the number of visitors online.<text:line-break/><text:line-break/><text:span text:style-name="T3">EXPANSION OF IMAGE</text:span><text:line-break/><text:line-break/>Expansion module for the overview of the product image in the product listing.<text:line-break/><text:line-break/><text:span text:style-name="T3">PRODUCT SHEET</text:span><text:line-break/><text:line-break/>Module allows customers to contact you about a product.<text:line-break/>Contribution to allow customers to download PDF documents linked to a product sheet. Adds a tab on the product sheet with tabs in and ability to display a page of CMS.<text:line-break/>Module to ask a question about a product by sending a form.<text:line-break/>Module displaying in the form of a product of products that customers have purchased this product.<text:line-break/>Module displaying tags on the product description.<text:line-break/>Module to not display a product whose stock is 0.<text:line-break/>Module allows the customer to rate a product with stars on the fact sheet.<text:line-break/>Module displays in a tab similar products based on tags.<text:line-break/>Contribution to add via the BO PDF files and / or SWF files by language in the product.<text:line-break/><text:line-break/><text:span text:style-name="T3">CART</text:span><text:line-break/><text:line-break/>Contribution to power or not display the basket for each product.<text:line-break/>Module adding a link in the basket for printing.<text:line-break/>Module adding the fees in the summary of the order (cart).<text:line-break/>Module to display an estimate of shipping in the basket in Ajax.<text:line-break/><text:line-break/><text:span text:style-name="T3">COMMENTS, TESTIMONIALS</text:span><text:line-break/></text:p>
      <text:p text:style-name="P3">Contribution adding a page that allows a registered user to leave a comment.<text:line-break/>Module to take testimony on its website in a MODULES and a page.<text:line-break/><text:line-break/><text:span text:style-name="T3">CMS</text:span><text:line-break/><text:line-break/>Contribution to display pages based CMS groups. <text:line-break/>Module to display a Google Map on any page of CMS.<text:line-break/>Contribution to upload images when writing articles for the CMS.<text:line-break/><text:line-break/><text:span text:style-name="T3">CONTACT</text:span><text:line-break/><text:line-break/>Adding a captcha on the contact form.<text:line-break/>Adding a captcha on contact form with added voice and refresh.<text:line-break/><text:line-break/><text:span text:style-name="T3">REGISTRATION / ACCOUNT</text:span><text:line-break/><text:soft-page-break/><text:line-break/>Allows validation of entries in the Back Office.<text:line-break/>Acceptance of privacy policy on the registration page.<text:line-break/>Contribution to dispatch an email confirmation of registration for the customer.<text:line-break/><text:line-break/><text:span text:style-name="T3">TERMINAL</text:span><text:line-break/><text:line-break/>Allows access to the admin product directly through the front sheet produced by the administrator.<text:line-break/>Feedback module with the addition of the product name and commented link to the product in the admin.<text:line-break/>Module to delete test orders.<text:line-break/>Module that allows for the back office to print shipping address in the form of a label pdf.<text:line-break/>Module to change the prices of products in a list.<text:line-break/>Module to clean the table by selecting the empty tables in admin.<text:line-break/>Module dashboard to centralize and share information.<text:line-break/>Module displaying a widget desktop with the latest orders on your site.<text:line-break/>Improves Back Office menu by adding drop-down menus.<text:line-break/>Module limiting payment options depending on the mode of transportation.<text:line-break/>Module to restrict payment methods depending on the carrier selected. <text:line-break/>Module to assign carriers to a class of carriers. <text:line-break/>Module to connect as a client. Access to the account of customers of the shop.<text:line-break/>Module to sort the categories manually. <text:line-break/><text:line-break/><text:span text:style-name="T3">AFFILIATION</text:span><text:line-break/><text:line-break/>Affiliate Module based on Affiliates for All.<text:line-break/><text:line-break/><text:span text:style-name="T3">NEWSLETTER</text:span><text:line-break/><text:line-break/>Adds a tab in the BO which makes creating and sending emails to customers on the mailing list.<text:line-break/><text:line-break/><text:span text:style-name="T3">STATISTICS</text:span><text:line-break/></text:p>
      <text:p text:style-name="P3">Statistics Module for Module Rating of Products.<text:line-break/>Module <text:span text:style-name="T4">to </text:span>display the more baskets and visitors.<text:line-break/>Module to see the exact path of your visitors during the given period.<text:line-break/><text:line-break/><text:span text:style-name="T3">PAYMENT</text:span><text:line-break/><text:line-break/>Module bank transfer with more bank logo, link to the bank ...<text:line-break/>Module to the cash payment to the kidnapping.<text:line-break/>Payment module EuroInformation CIC - Crédit Mutuel.<text:line-break/>Module for payment by administrative mandate.<text:line-break/>Module for payment with Money Gram. <text:line-break/>Module to the card payment offline with the trader's own system.<text:line-break/>Module for payment card with offline payment several times.<text:line-break/>Module for the payment by phone.<text:line-break/>Module to accept payments with Moneybookers.<text:line-break/>Module allows the customer to enter information about payment.<text:line-break/>To use a PayPal account with several shops.<text:line-break/><text:soft-page-break/>Paypal Module amended to add fees for Paypal customers.<text:line-break/>Module by Paypal Secure encrypted form.<text:line-break/>Module secure payment by credit card.<text:line-break/>Module developed for the Internet payment of the Banque Populaire / Natixis<text:line-break/>Payment module to reserve a table at the restaurant. <text:line-break/>Module that allows you to pay by Surfing Ticket (ticket-surf.com).<text:line-break/>Module sms payment.<text:line-break/>Module for payment with Western Union.<text:line-break/><text:line-break/><text:span text:style-name="T3">EXPORT</text:span><text:line-break/></text:p>
      <text:p text:style-name="P3">Module to export a catalog in XML format.<text:line-break/>Module for exporting products to XLS format.<text:line-break/>Module which exports the information to a command to Expinet (Software Post).<text:line-break/>Module Export orders in CSV format.<text:line-break/>Export module for Leguide.com and other comparators.<text:line-break/>Module for exporting the items.<text:line-break/>Module to have your shop Prestashop on your Facebook profile.<text:line-break/>Module allowing the export of the database client. Txt format.<text:line-break/><text:line-break/><text:span text:style-name="T3">DISPATCH</text:span><text:line-break/><text:line-break/>manage shipments with UPS.</text:p>
      <text:p text:style-name="P3">manage shipments with <text:span text:style-name="T4">DHL</text:span>.</text:p>
      <text:p text:style-name="P3">manage shipments with <text:span text:style-name="T4">DPD</text:span>.</text:p>
      <text:p text:style-name="P3">manage shipments with <text:span text:style-name="T4">FedEx</text:span>.<text:line-break/><text:line-break/><text:span text:style-name="T3">MISCELLANEOUS</text:span><text:line-break/><text:line-break/>Module that adds code to check Google.</text:p>
      <text:p text:style-name="P3"/>
      <text:p text:style-name="P5">POS</text:p>
      <text:p text:style-name="P5"/>
      <text:p text:style-name="P9">open POS api to connect external pos saftware</text:p>
      <text:p text:style-name="P9">html based POS popup window</text:p>
      <text:p text:style-name="P10">end of day statements</text:p>
      <text:p text:style-name="P10"/>
      <text:p text:style-name="P6">STOCK</text:p>
      <text:p text:style-name="P4"/>
      <text:p text:style-name="P14">handle stocks for organization units</text:p>
      <text:p text:style-name="P14">send stock orders</text:p>
      <text:p text:style-name="P14">read <text:s/>stock receipts</text:p>
      <text:p text:style-name="P14">read dispatch notifications</text:p>
      <text:p text:style-name="P14">create stock requests by user</text:p>
      <text:p text:style-name="P14">stock order cycles for frequently used stock orders</text:p>
      <text:p text:style-name="P14">stock order templates for frequently used stock orders</text:p>
      <text:p text:style-name="P14"/>
      <text:p text:style-name="P6">INVENTORY</text:p>
      <text:p text:style-name="P6"/>
      <text:p text:style-name="P10">create inventories</text:p>
      <text:p text:style-name="P10">print inventories to count</text:p>
      <text:p text:style-name="P6"/>
      <text:p text:style-name="P15"><text:soft-page-break/>HOSPITALITY</text:p>
      <text:p text:style-name="P15"/>
      <text:p text:style-name="P16">create tabe overview for example restaurants</text:p>
      <text:p text:style-name="P16">orderdisplay for kitchens</text:p>
      <text:p text:style-name="P16">split cheques for seperate payment</text:p>
      <text:p text:style-name="P16"><text:bookmark text:name="result_box"/>posiblility to reserve tables</text:p>
      <text:p text:style-name="P16">produced products sample burger depends on product (bread, chease, leduce …)</text:p>
      <text:p text:style-name="P16"/>
      <text:p text:style-name="P7">TICKETING</text:p>
      <text:p text:style-name="P7"/>
      <text:p text:style-name="P11">needs POS to sell tickets</text:p>
      <text:p text:style-name="P11">scan tickets to validate</text:p>
      <text:p text:style-name="P12">defined entrygates for tickets</text:p>
      <text:p text:style-name="P12"/>
      <text:p text:style-name="P8">CURRENCIES</text:p>
      <text:p text:style-name="P13"/>
      <text:p text:style-name="P13">different currencies for different economy z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Zieschang</meta:initial-creator>
    <meta:creation-date>2015-03-19T09:25:51.232297083</meta:creation-date>
    <dc:date>2015-03-19T15:10:20.915517463</dc:date>
    <dc:creator>Mario Zieschang</dc:creator>
    <meta:editing-duration>PT36M2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7" meta:paragraph-count="37" meta:word-count="1564" meta:character-count="9863" meta:non-whitespace-character-count="8240"/>
  </office:meta>
</office:document-meta>
</file>